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c7ef" officeooo:paragraph-rsid="0015c7ef"/>
    </style:style>
    <style:style style:name="P2" style:family="paragraph" style:parent-style-name="Standard">
      <style:text-properties officeooo:rsid="0015c7ef" officeooo:paragraph-rsid="00178c7c"/>
    </style:style>
    <style:style style:name="P3" style:family="paragraph" style:parent-style-name="Standard">
      <style:text-properties officeooo:rsid="0015c7ef" officeooo:paragraph-rsid="0017bcfa"/>
    </style:style>
    <style:style style:name="P4" style:family="paragraph" style:parent-style-name="Standard">
      <style:text-properties officeooo:rsid="0015c7ef" officeooo:paragraph-rsid="001ab0ab"/>
    </style:style>
    <style:style style:name="P5" style:family="paragraph" style:parent-style-name="Standard">
      <style:text-properties officeooo:rsid="0015c7ef" officeooo:paragraph-rsid="0015c7ef" fo:background-color="#ffff00"/>
    </style:style>
    <style:style style:name="P6" style:family="paragraph" style:parent-style-name="Standard" style:master-page-name="">
      <loext:graphic-properties draw:fill="none"/>
      <style:paragraph-properties fo:margin-left="0in" fo:margin-right="-0.3118in" fo:text-indent="0in" style:auto-text-indent="false" style:page-number="auto" fo:background-color="transparent"/>
      <style:text-properties officeooo:rsid="0015c7ef" officeooo:paragraph-rsid="0015c7ef"/>
    </style:style>
    <style:style style:name="P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5c7ef" officeooo:paragraph-rsid="0015c7ef"/>
    </style:style>
    <style:style style:name="T1" style:family="text">
      <style:text-properties fo:background-color="#0000ff" loext:char-shading-value="0"/>
    </style:style>
    <style:style style:name="T2" style:family="text">
      <style:text-properties fo:background-color="#ff3333" loext:char-shading-value="0"/>
    </style:style>
    <style:style style:name="T3" style:family="text">
      <style:text-properties fo:background-color="#ffffff" loext:char-shading-value="0"/>
    </style:style>
    <style:style style:name="T4" style:family="text">
      <style:text-properties officeooo:rsid="001ab0ab" fo:background-color="#ffffff" loext:char-shading-value="0"/>
    </style:style>
    <style:style style:name="T5" style:family="text">
      <style:text-properties fo:background-color="#00cc00" loext:char-shading-value="0"/>
    </style:style>
    <style:style style:name="T6" style:family="text">
      <style:text-properties officeooo:rsid="0020a279" fo:background-color="#00cc00" loext:char-shading-value="0"/>
    </style:style>
    <style:style style:name="T7" style:family="text">
      <style:text-properties fo:background-color="#ff9900" loext:char-shading-value="0"/>
    </style:style>
    <style:style style:name="T8" style:family="text">
      <style:text-properties fo:background-color="#ff9900" loext:char-shading-value="0"/>
    </style:style>
    <style:style style:name="T9" style:family="text">
      <style:text-properties officeooo:rsid="001ab0ab" fo:background-color="#ff9900" loext:char-shading-value="0"/>
    </style:style>
    <style:style style:name="T10" style:family="text">
      <style:text-properties officeooo:rsid="0018cff5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abad4" style:font-weight-asian="bold" style:font-weight-complex="bold"/>
    </style:style>
    <style:style style:name="T13" style:family="text">
      <style:text-properties fo:font-weight="bold" fo:background-color="#ff9900" loext:char-shading-value="0" style:font-weight-asian="bold" style:font-weight-complex="bold"/>
    </style:style>
    <style:style style:name="T14" style:family="text">
      <style:text-properties fo:font-weight="bold" fo:background-color="#ffffff" loext:char-shading-value="0" style:font-weight-asian="bold" style:font-weight-complex="bold"/>
    </style:style>
    <style:style style:name="T15" style:family="text">
      <style:text-properties officeooo:rsid="001ab0ab"/>
    </style:style>
    <style:style style:name="T16" style:family="text">
      <style:text-properties officeooo:rsid="00212486"/>
    </style:style>
    <style:style style:name="T17" style:family="text">
      <style:text-properties officeooo:rsid="0022ca92"/>
    </style:style>
    <style:style style:name="T18" style:family="text">
      <style:text-properties officeooo:rsid="002abad4"/>
    </style:style>
    <style:style style:name="T19" style:family="text">
      <style:text-properties fo:font-weight="normal" officeooo:rsid="002abad4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éthode de travaille: je propose et on décide ensemble</text:p>
      <text:p text:style-name="P1">par ou atraper le problème</text:p>
      <text:p text:style-name="P1">un stage c'est trouver une instance de cette class</text:p>
      <text:p text:style-name="P1">Prendre garde à ne pas avancer des éléments d'information sans vous appuyer sur des sources</text:p>
      <text:p text:style-name="P1">Problimatique -&gt; Plan -&gt; Rédaction -&gt; Problimatique <text:s text:c="25"/>|</text:p>
      <text:p text:style-name="P1"/>
      <text:p text:style-name="P5">Brouillon:</text:p>
      <text:p text:style-name="P1"><text:tab/>Les principales idées qui vont être développées</text:p>
      <text:p text:style-name="P1"><text:tab/>L'acheminement logique de la réflexion de l’étudiant</text:p>
      <text:p text:style-name="P1"/>
      <text:p text:style-name="P5">Plan logique du mémoir:</text:p>
      <text:p text:style-name="P1"><text:tab/><text:span text:style-name="T1">Contexte</text:span></text:p>
      <text:p text:style-name="P1"><text:tab/><text:tab/>Ce sujet occupent de plus en plus de place dans les réseaux véhiculaires</text:p>
      <text:p text:style-name="P1"><text:tab/><text:tab/>Ce sujet est en compétition rude avec ... pour se positionner sur le marché</text:p>
      <text:p text:style-name="P1"><text:tab/><text:tab/>Je montre l’intérêt derrière ce sujet afin d’améliorer ... (des statistiques)</text:p>
      <text:p text:style-name="P1"><text:tab/><text:span text:style-name="T1">Problématique</text:span></text:p>
      <text:p text:style-name="P1"><text:tab/><text:tab/>Les solutions existantes se basent uniquement sur ...</text:p>
      <text:p text:style-name="P1"><text:tab/><text:tab/>Les solutions existantes ignore ... ce qui rand leurs résultats non pertinents.</text:p>
      <text:p text:style-name="P1"><text:tab/><text:tab/>par example les solutions existantes ne ...</text:p>
      <text:p text:style-name="P1"><text:tab/><text:span text:style-name="T1">Objectif (Future)</text:span></text:p>
      <text:p text:style-name="P1"><text:tab/><text:tab/>Mon objectif serait d’intégrer l’aspect qui manque dans ... en utilisant ...</text:p>
      <text:p text:style-name="P1"><text:tab/><text:span text:style-name="T1">Structure du mémoire: </text:span></text:p>
      <text:p text:style-name="P1"><text:tab/><text:tab/>la structure de mon mémoire qui me permet d’expliquer l’existant, la problématique, la solution et sa validation.</text:p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2">Page de Garde</text:span></text:p>
      <text:p text:style-name="P1"><text:tab/><text:span text:style-name="T8">Contenu:</text:span></text:p>
      <text:p text:style-name="P1"><text:tab/><text:tab/>Mentions légales</text:p>
      <text:p text:style-name="P1"><text:tab/><text:tab/>Le titre</text:p>
      <text:p text:style-name="P1"><text:tab/><text:tab/><text:tab/>Le titre doit indiquer brièvement le contenu du mémoire</text:p>
      <text:p text:style-name="P1"><text:tab/><text:tab/><text:tab/>Eviter les titres vagues correspondant à un thème plutôt qu’un sujet</text:p>
      <text:p text:style-name="P1"><text:tab/><text:tab/><text:tab/>Possibilité d’utiliser un titre suivie d’un sous titre.</text:p>
      <text:p text:style-name="P1"><text:tab/><text:tab/><text:tab/>Le titre initial peut être revu pour refléter réellement ce qui a été fait</text:p>
      <text:p text:style-name="P1"><text:tab/><text:tab/><text:tab/>Le titre doit reflèter réellement ce que vous avez fait.</text:p>
      <text:p text:style-name="P1"><text:tab/><text:tab/>Noms, cursus, option, etc.</text:p>
      <text:p text:style-name="P1"><text:tab/><text:tab/>Jury</text:p>
      <text:p text:style-name="P1"><text:tab/><text:tab/>N° d’ordre</text:p>
      <text:p text:style-name="P1"><text:tab/><text:span text:style-name="T8">Conseils:</text:span></text:p>
      <text:p text:style-name="P1"><text:tab/><text:tab/>Se conformer au modèle exigé</text:p>
      <text:p text:style-name="P1"><text:tab/><text:tab/>Vérifier les noms, fonctions et qualités des membres du jury<text:tab/><text:tab/></text:p>
      <text:p text:style-name="P1"/>
      <text:p text:style-name="P1"><text:span text:style-name="T2">La table des matières</text:span></text:p>
      <text:p text:style-name="P1"><text:span text:style-name="T2"/></text:p>
      <text:p text:style-name="P4"><text:span text:style-name="T2">Liste des figures</text:span></text:p>
      <text:p text:style-name="P4"/>
      <text:p text:style-name="P4"><text:span text:style-name="T2">Liste des tableaux</text:span></text:p>
      <text:p text:style-name="P1"/>
      <text:p text:style-name="P1"><text:span text:style-name="T2">Didicaces</text:span></text:p>
      <text:p text:style-name="P1"><text:tab/><text:span text:style-name="T8">Contenu:</text:span></text:p>
      <text:p text:style-name="P1"><text:tab/><text:tab/>Je didié ce travaille à ...</text:p>
      <text:p text:style-name="P1"><text:tab/><text:span text:style-name="T8">Conseils:</text:span></text:p>
      <text:p text:style-name="P1"><text:tab/><text:tab/>Une ou deux personnes</text:p>
      <text:p text:style-name="P1"><text:tab/><text:tab/>Pas à tout le monde</text:p>
      <text:p text:style-name="P1"/>
      <text:p text:style-name="P1"><text:span text:style-name="T2">Les remerciements</text:span></text:p>
      <text:p text:style-name="P1"><text:tab/><text:span text:style-name="T8">Contenu:</text:span></text:p>
      <text:p text:style-name="P1"><text:tab/><text:tab/>Encadrant pour l'aide et le temps qu'il vous a consacré</text:p>
      <text:p text:style-name="P1"><text:tab/><text:tab/>Les personnes qui vous ont transmis des informations, pour leur collaboration à ce projet</text:p>
      <text:p text:style-name="P1"><text:tab/><text:tab/>Les personnes qui ont accepté de répondre à vos questions, pour leur contribution,</text:p>
      <text:p text:style-name="P1"><text:tab/><text:tab/>Les personnes qui ont donné un avis critique sur votre mémoire</text:p>
      <text:p text:style-name="P1"><text:tab/><text:span text:style-name="T8">Conseils:</text:span></text:p>
      <text:p text:style-name="P1"><text:tab/><text:tab/>Personnes ayant aidé le candidat à réussir sont travail de PFE</text:p>
      <text:p text:style-name="P1"/>
      <text:p text:style-name="P1"><text:span text:style-name="T2">Le résumé</text:span></text:p>
      <text:p text:style-name="P1"><text:tab/>Bref exposé du sujet traité</text:p>
      <text:p text:style-name="P1"><text:tab/>Objectifs, hypothèses émises,</text:p>
      <text:p text:style-name="P1"><text:tab/>Méthodes expérimentales utilisées et de l'analyse des résultats obtenus</text:p>
      <text:p text:style-name="P1"><text:tab/>Principales conclusions</text:p>
      <text:p text:style-name="P1"/>
      <text:p text:style-name="P1"><text:span text:style-name="T2">Abstract</text:span></text:p>
      <text:p text:style-name="P1"><text:tab/>Traduction en anglais du résumé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2">Introduction:</text:span></text:p>
      <text:p text:style-name="P1"><text:tab/><text:span text:style-name="T8">Contenu:</text:span></text:p>
      <text:p text:style-name="P1"><text:tab/><text:tab/><text:span text:style-name="T5">Contexte:</text:span></text:p>
      <text:p text:style-name="P1"><text:tab/><text:tab/><text:tab/><text:span text:style-name="T3">Contenu:</text:span></text:p>
      <text:p text:style-name="P1"><text:tab/><text:tab/><text:tab/><text:tab/><text:span text:style-name="T16">pertinence sociale et scientifique</text:span></text:p>
      <text:p text:style-name="P1"><text:tab/><text:tab/><text:tab/><text:span text:style-name="T3">Conseils:</text:span></text:p>
      <text:p text:style-name="P1"><text:tab/><text:tab/><text:tab/><text:tab/>Délimitation du champ de l'étude</text:p>
      <text:p text:style-name="P1"><text:tab/><text:tab/><text:tab/><text:tab/><text:tab/>Ce que vous traiterez</text:p>
      <text:p text:style-name="P4"><text:tab/><text:tab/><text:tab/><text:tab/><text:tab/>Ce que vous ne traiterez pas. </text:p>
      <text:p text:style-name="P4"><text:tab/><text:tab/><text:tab/><text:tab/><text:tab/>Ce que l'on ne pourra pas vous reprocher de ne pas avoir traité</text:p>
      <text:p text:style-name="P1"><text:tab/><text:tab/><text:span text:style-name="T5">Problématique:</text:span></text:p>
      <text:p text:style-name="P1"><text:tab/><text:tab/><text:tab/>Contenu:</text:p>
      <text:p text:style-name="P1"/>
      <text:p text:style-name="P1"><text:tab/><text:tab/><text:tab/>Conseils:</text:p>
      <text:p text:style-name="P1"><text:tab/><text:tab/><text:tab/><text:tab/>La manière de poser le problème implique la manière de le résoudre</text:p>
      <text:p text:style-name="P2"><text:tab/><text:tab/><text:tab/><text:tab/>Définition des grandes questions posées par le sujet. </text:p>
      <text:p text:style-name="P2"><text:tab/><text:tab/><text:tab/><text:tab/>Ce sont celles auxquelles l’étudiant cherche à répondre.</text:p>
      <text:p text:style-name="P1"><text:tab/><text:tab/><text:tab/><text:tab/>Savoir ce qui est essentiel de ce qui ne l’est pas.</text:p>
      <text:p text:style-name="P1"><text:tab/><text:tab/><text:tab/><text:tab/>délimiter un problème</text:p>
      <text:p text:style-name="P1"><text:tab/><text:tab/><text:tab/><text:tab/>découvrir et rassembler une documentation à son propos</text:p>
      <text:p text:style-name="P1"><text:tab/><text:tab/><text:tab/><text:tab/>ordonner un contenu</text:p>
      <text:p text:style-name="P1"><text:tab/><text:tab/><text:tab/><text:tab/>conduire une réflexion personnelle sur le problème choisi</text:p>
      <text:p text:style-name="P1"><text:tab/><text:tab/><text:tab/><text:tab/>établir des contacts directs avec des personnes, des institutions, des champs d’activités</text:p>
      <text:p text:style-name="P1"><text:tab/><text:tab/><text:tab/><text:tab/>analyser l’information</text:p>
      <text:p text:style-name="P1"><text:tab/><text:tab/><text:tab/><text:tab/>exercer son esprit critique</text:p>
      <text:p text:style-name="P1"><text:tab/><text:tab/><text:tab/><text:tab/>communiquer les résultats de cette procédure d’étude</text:p>
      <text:p text:style-name="P1"><text:tab/><text:tab/><text:span text:style-name="T5">Motivation:</text:span></text:p>
      <text:p text:style-name="P1"><text:tab/><text:tab/><text:tab/>Contenu:</text:p>
      <text:p text:style-name="P1"><text:tab/><text:tab/><text:tab/><text:tab/>Résoudres cette problématique sauvera la vie des 15% </text:p>
      <text:p text:style-name="P1"><text:tab/><text:tab/><text:tab/>Conseils:</text:p>
      <text:p text:style-name="P1"><text:tab/><text:tab/><text:tab/><text:tab/>Le sujet est il intéressant à traiter ?</text:p>
      <text:p text:style-name="P1"><text:tab/><text:tab/><text:tab/><text:tab/>qui va bénificie de la solution et comment</text:p>
      <text:p text:style-name="P1"><text:tab/><text:tab/><text:tab/><text:tab/>quelle est l'impacte de cette solution sur la varie vie</text:p>
      <text:p text:style-name="P1"><text:tab/><text:tab/><text:tab/><text:tab/>Motivation pour le choix du sujet</text:p>
      <text:p text:style-name="P1"><text:tab/><text:tab/><text:tab/><text:tab/>Intérêt du sujet</text:p>
      <text:p text:style-name="P1"><text:tab/><text:tab/><text:span text:style-name="T5">Objectifs:</text:span></text:p>
      <text:p text:style-name="P1"><text:tab/><text:tab/><text:tab/>Contenu:</text:p>
      <text:p text:style-name="P1"><text:tab/><text:tab/><text:tab/><text:tab/>Fonctionnel</text:p>
      <text:p text:style-name="P1"><text:tab/><text:tab/><text:tab/><text:tab/><text:tab/>L'objectif est de réduire le taux de mortalité</text:p>
      <text:p text:style-name="P1"><text:tab/><text:tab/><text:tab/><text:tab/><text:tab/>L'objectif est de rendre nos route plus sure</text:p>
      <text:p text:style-name="P1"><text:tab/><text:tab/><text:tab/><text:tab/>Technique</text:p>
      <text:p text:style-name="P1"><text:tab/><text:tab/><text:tab/><text:tab/><text:tab/>Connecter les pietons et le vehicule</text:p>
      <text:p text:style-name="P1"><text:tab/><text:tab/><text:tab/><text:tab/><text:tab/>augmenter la présision GPS</text:p>
      <text:p text:style-name="P1"><text:tab/><text:tab/><text:tab/><text:tab/><text:tab/>réduire la latence</text:p>
      <text:p text:style-name="P1"><text:tab/><text:tab/><text:tab/>Conseils:</text:p>
      <text:p text:style-name="P1"><text:tab/><text:tab/><text:tab/><text:tab/>L’objectif est il ambitieux ?</text:p>
      <text:p text:style-name="P1"><text:tab/><text:tab/><text:tab/><text:tab/>Définition du but du travail</text:p>
      <text:p text:style-name="P1"><text:tab/><text:tab/><text:tab/><text:tab/>Méthode pour la vérification et validation des objectifs</text:p>
      <text:p text:style-name="P1"><text:tab/><text:tab/><text:span text:style-name="T5">Contribution:</text:span></text:p>
      <text:p text:style-name="P1"><text:tab/><text:tab/><text:tab/>Contenu:</text:p>
      <text:p text:style-name="P1"><text:tab/><text:tab/><text:tab/><text:tab/>Nous allons essayer de traiter ce problème qui n'a pas été traité</text:p>
      <text:p text:style-name="P1"><text:tab/><text:tab/><text:tab/><text:tab/>Nous allons essayer de ...</text:p>
      <text:p text:style-name="P1"><text:soft-page-break/><text:tab/><text:tab/><text:tab/>Conseils:</text:p>
      <text:p text:style-name="P1"><text:tab/><text:tab/><text:tab/><text:tab/>Bien expliquer la problématique</text:p>
      <text:p text:style-name="P1"><text:tab/><text:tab/><text:tab/><text:tab/>Montrer que le problème est intéressant</text:p>
      <text:p text:style-name="P1"><text:tab/><text:tab/><text:tab/><text:tab/>Montrer que sa résolution est importante</text:p>
      <text:p text:style-name="P1"><text:tab/><text:tab/><text:tab/><text:tab/>Montrer que les solutions existantes sont limitées</text:p>
      <text:p text:style-name="P1"><text:tab/><text:tab/><text:tab/><text:tab/>Ce qui manque dans les travaux éxistant</text:p>
      <text:p text:style-name="P1"><text:tab/><text:tab/><text:tab/><text:tab/>Description claire de la contribution de votre travail</text:p>
      <text:p text:style-name="P1"/>
      <text:p text:style-name="P1"><text:tab/><text:tab/><text:span text:style-name="T5">Organisation du mémoire</text:span></text:p>
      <text:p text:style-name="P1"><text:tab/><text:tab/><text:tab/>Contenu:</text:p>
      <text:p text:style-name="P1"><text:tab/><text:tab/><text:tab/><text:tab/>Nous allons commancer par ... dans le premier chapitres</text:p>
      <text:p text:style-name="P1"><text:tab/><text:tab/><text:tab/><text:tab/>ensuite</text:p>
      <text:p text:style-name="P1"><text:tab/><text:tab/><text:tab/><text:tab/>... et ... vont etre traiter dans les chapitre x et y respectivement</text:p>
      <text:p text:style-name="P1"><text:tab/><text:tab/><text:tab/><text:tab/>à la fin nous </text:p>
      <text:p text:style-name="P1"><text:tab/><text:tab/><text:tab/>Conseils:</text:p>
      <text:p text:style-name="P1"><text:tab/><text:tab/><text:tab/><text:tab/>Nombre de chapitres &amp; description de chaque chapitre</text:p>
      <text:p text:style-name="P1"><text:tab/><text:span text:style-name="T8">Conseils:</text:span></text:p>
      <text:p text:style-name="P3"><text:tab/><text:tab/>le lecteur doit avoir saisi que l'auteur </text:p>
      <text:p text:style-name="P3"><text:tab/><text:tab/><text:tab/>a l'intention d'aborder ce champ d'étude, </text:p>
      <text:p text:style-name="P1"><text:tab/><text:tab/><text:tab/>ne va pas traiter ce champ d'étude,</text:p>
      <text:p text:style-name="P1"><text:tab/><text:tab/><text:tab/>va suivre ce déroulement dans son mémoir.</text:p>
      <text:p text:style-name="P1"><text:tab/><text:tab/>Après la lecture de l’introduction, le lecteur décide de</text:p>
      <text:p text:style-name="P1"><text:tab/><text:tab/><text:tab/>continuer la lecture:</text:p>
      <text:p text:style-name="P1"><text:tab/><text:tab/><text:tab/><text:tab/>La problématique, l’objectif et la structure sont claires</text:p>
      <text:p text:style-name="P1"><text:tab/><text:tab/><text:tab/><text:tab/>Le sujet est intéressant</text:p>
      <text:p text:style-name="P1"><text:tab/><text:tab/><text:tab/><text:tab/>L’objectif est ambitieux</text:p>
      <text:p text:style-name="P1"><text:tab/><text:tab/><text:tab/>arrêter la lecture</text:p>
      <text:p text:style-name="P1"><text:tab/><text:tab/><text:tab/><text:tab/>Rien ne le motive</text:p>
      <text:p text:style-name="P1"><text:tab/><text:tab/><text:tab/><text:tab/>Absence de problématique</text:p>
      <text:p text:style-name="P1"><text:tab/><text:tab/><text:tab/><text:tab/>Rédaction médiocre, fautes d’orthographe et de formulation, etc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2">Etat de l'art:</text:span> </text:p>
      <text:p text:style-name="P1"><text:tab/><text:span text:style-name="T8">Contenu:</text:span></text:p>
      <text:p text:style-name="P1"><text:tab/><text:tab/>Tableau comparatif (articles connexes/avantages et désavantages)</text:p>
      <text:p text:style-name="P1"><text:tab/><text:tab/>Les limites de l’existant</text:p>
      <text:p text:style-name="P1"><text:tab/><text:tab/>Notre travaille traite le meme x que les travaux précidants mais utilise y au lieu de z (xy/xz)</text:p>
      <text:p text:style-name="P1"><text:tab/>Procedure:</text:p>
      <text:p text:style-name="P1"><text:tab/><text:tab/>Lecture en largeur</text:p>
      <text:p text:style-name="P1"><text:tab/><text:tab/><text:tab/>Lecture de beaucoup de papiers connexes</text:p>
      <text:p text:style-name="P1"><text:tab/><text:tab/><text:tab/>Comprendre le domaine</text:p>
      <text:p text:style-name="P1"><text:tab/><text:tab/><text:tab/>Comprendre les travaux existants</text:p>
      <text:p text:style-name="P1"><text:tab/><text:tab/><text:tab/>Sélection des travaux intéressants</text:p>
      <text:p text:style-name="P1"><text:tab/><text:tab/>Lecture en profondeur</text:p>
      <text:p text:style-name="P1"><text:tab/><text:tab/><text:tab/>Lecture et analyse des travaux sélectionnés</text:p>
      <text:p text:style-name="P1"><text:tab/><text:tab/><text:tab/>Descendre jusqu’au détail du détail</text:p>
      <text:p text:style-name="P1"><text:tab/><text:tab/><text:tab/><text:tab/>Poser toujours la question pourquoi?</text:p>
      <text:p text:style-name="P1"><text:tab/><text:tab/><text:tab/><text:tab/>Être capable d’implémenter de suite l’approche.</text:p>
      <text:p text:style-name="P1"><text:tab/><text:tab/>Situer le travail par rapport à l’existant sur la base de La problématique traitée</text:p>
      <text:p text:style-name="P1"><text:tab/><text:tab/><text:tab/>Les critiques faites sur l’existant</text:p>
      <text:p text:style-name="P1"><text:tab/><text:tab/><text:tab/>Les hypothèses du travail courant</text:p>
      <text:p text:style-name="P1"><text:tab/><text:tab/><text:tab/>Les objectifs initiales du travail.</text:p>
      <text:p text:style-name="P1"><text:tab/><text:tab/><text:tab/>Les résultats théoriques et expérimentales obtenus</text:p>
      <text:p text:style-name="P1"><text:tab/>Article:</text:p>
      <text:p text:style-name="P1"><text:tab/><text:tab/>Est-ce que le problème est toujours intéressant ?</text:p>
      <text:p text:style-name="P1"><text:tab/><text:tab/>Est-ce qu'on peux traiter le problème d'une autre manière ?</text:p>
      <text:p text:style-name="P1"><text:tab/><text:tab/>Est-ce que les hypothèses sont réalistes ?</text:p>
      <text:p text:style-name="P1"><text:tab/><text:tab/>Est-ce que le travail est applicable dans le contexte actuel ?</text:p>
      <text:p text:style-name="P1"><text:tab/><text:tab/>Est-ce que tous les aspects du problème ont été traités ?</text:p>
      <text:p text:style-name="P1"><text:tab/><text:tab/>Existe-t-il d’autres manières pour le résoudre ?</text:p>
      <text:p text:style-name="P1"><text:tab/><text:span text:style-name="T8">Conseils:</text:span></text:p>
      <text:p text:style-name="P1"><text:tab/><text:tab/>Qu'est ce qui réuni et divise tous c'est travaux</text:p>
      <text:p text:style-name="P1"><text:tab/><text:tab/>Ce chapitre ne doit pas être une simple revue de la bibliographie</text:p>
      <text:p text:style-name="P1"><text:tab/><text:tab/>Présentation des travaux antérieurs et connexes</text:p>
      <text:p text:style-name="P1"><text:tab/><text:tab/><text:tab/>Choisir les travaux reliés</text:p>
      <text:p text:style-name="P1"><text:tab/><text:tab/><text:tab/>Critique des travaux antérieurs</text:p>
      <text:p text:style-name="P1"><text:tab/><text:tab/><text:tab/>Description du lien entre le sujet traité dans le mémoire et les travaux antérieurs</text:p>
      <text:p text:style-name="P1"><text:tab/><text:tab/><text:tab/>le lien: qqch en commun (méthode, approche, outil ...)</text:p>
      <text:p text:style-name="P1"><text:tab/><text:tab/><text:tab/>Cibler les critiques où le candidat apporte des contributions</text:p>
      <text:p text:style-name="P1"><text:tab/><text:tab/><text:tab/>Résumer l’analyse de ces travaux dans un tableau récapitulatif</text:p>
      <text:p text:style-name="P1"><text:tab/><text:tab/><text:tab/>Il faut analyser les travaux pour proposer une contribution</text:p>
      <text:p text:style-name="P1"><text:tab/><text:tab/><text:tab/><text:tab/>Classification des travaux</text:p>
      <text:p text:style-name="P1"><text:tab/><text:tab/><text:tab/><text:tab/>Avantages &amp; inconvénients</text:p>
      <text:p text:style-name="P1"><text:tab/><text:tab/><text:tab/><text:tab/>Contextes d’utilisation</text:p>
      <text:p text:style-name="P1"><text:tab/><text:tab/>Formulation du problème théorique</text:p>
      <text:p text:style-name="P1"><text:tab/><text:tab/>Présentation des hypothèses explicatives</text:p>
      <text:p text:style-name="P1"><text:tab/><text:tab/>Suite à la lecture de ce chapitre, le lecteur doit avoir compris la motivation pour le choix du sujet et son importance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2">Méthode, Approche et Solution: </text:span></text:p>
      <text:p text:style-name="P1"><text:tab/><text:span text:style-name="T8">Contenu:</text:span></text:p>
      <text:p text:style-name="P1"><text:tab/><text:tab/>L’approche doit être soigneusement détaillée</text:p>
      <text:p text:style-name="P1"><text:tab/><text:tab/>Motiver les étapes, les hypothèses, le contexte</text:p>
      <text:p text:style-name="P1"><text:tab/><text:tab/>Dérouler un exemple si nécessaire</text:p>
      <text:p text:style-name="P1"><text:tab/><text:tab/>Illustrer par des schémas et figures</text:p>
      <text:p text:style-name="P1"><text:tab/><text:tab/>Se concentrer sur les aspects où l’approche apporte une contribution</text:p>
      <text:p text:style-name="P1"><text:tab/><text:tab/>Montrer comment on est différent de l’existant</text:p>
      <text:p text:style-name="P1"><text:tab/><text:span text:style-name="T8">Conseils:</text:span></text:p>
      <text:p text:style-name="P1"><text:tab/><text:tab/>Présentation de l'approche utilisée pour résoudre le problème posé: approche(contrainte, parametre du probleme) = solution</text:p>
      <text:p text:style-name="P1"><text:tab/><text:tab/><text:tab/>Justification du choix de l'approche</text:p>
      <text:p text:style-name="P1"><text:tab/><text:tab/><text:tab/>Description générale de l’approche comme une boite noir</text:p>
      <text:p text:style-name="P1"><text:tab/><text:tab/><text:tab/><text:tab/>Entrées, Sorties, Contraintes</text:p>
      <text:p text:style-name="P1"><text:tab/><text:tab/><text:tab/><text:tab/>Hypothèses</text:p>
      <text:p text:style-name="P1"><text:tab/><text:tab/><text:tab/>Description détaillée de la solution du problème</text:p>
      <text:p text:style-name="P1"><text:tab/><text:tab/><text:tab/><text:tab/>Modélisation des objets manipulés</text:p>
      <text:p text:style-name="P1"><text:tab/><text:tab/><text:tab/><text:tab/>Description détaillée des étapes: paramètre -&gt; étape1 -&gt; étape2, ... -&gt; solution</text:p>
      <text:p text:style-name="P1"><text:tab/><text:tab/>Mise en œuvre des hypothèses</text:p>
      <text:p text:style-name="P1"><text:tab/><text:tab/>Description de la solution du problème</text:p>
      <text:p text:style-name="P1"><text:tab/><text:span text:style-name="T8">Conseils 2:</text:span></text:p>
      <text:p text:style-name="P1"><text:tab/><text:tab/>Utilisez un exemple pour le dérouler tout au long des étapes de l’approche</text:p>
      <text:p text:style-name="P1"><text:tab/><text:tab/>Ne parlez dans ce chapitre que de votre travail, ce qu’ont fait les autres est dans l’état de l’art</text:p>
      <text:p text:style-name="P1"><text:tab/><text:tab/>Insistez sur les parties où vous apportez des contributions</text:p>
      <text:p text:style-name="P1"><text:tab/><text:tab/>Montrez comment votre travail est différent des autres</text:p>
      <text:p text:style-name="P1"><text:tab/><text:tab/>Montrez les modules/algorithmes pris de l’existant, ne réinventez pas la roue.</text:p>
      <text:p text:style-name="P1"><text:tab/><text:tab/>le lecteur doit pouvoir reproduire les <text:span text:style-name="T18">méme </text:span><text:span text:style-name="T11">résultats</text:span> en appliquant la même <text:span text:style-name="T11">approche </text:span><text:span text:style-name="T19">pour résoudre le meme </text:span><text:span text:style-name="T12">probleme.</text:span></text:p>
      <text:p text:style-name="P1"/>
      <text:p text:style-name="P1"><text:span text:style-name="T2">Analyse de la solution</text:span><text:tab/></text:p>
      <text:p text:style-name="P1"/>
      <text:p text:style-name="P1"><text:span text:style-name="T2">Présentation de l'outil développé:</text:span></text:p>
      <text:p text:style-name="P1"><text:tab/>Choix de la méthode de développement</text:p>
      <text:p text:style-name="P1"><text:tab/>Description des étapes de développement</text:p>
      <text:p text:style-name="P1"><text:tab/><text:tab/>Ingénierie des besoins : établissement du cahier des charges</text:p>
      <text:p text:style-name="P1"><text:tab/><text:tab/>Analyse : diagrammes UML (cas d’utilisation, séquence, etc.)</text:p>
      <text:p text:style-name="P1"><text:tab/><text:tab/>Conception : Conception générale, Conception détaillée</text:p>
      <text:p text:style-name="P1"><text:tab/><text:tab/>Implémentation : langage, environnement de développement, matériel, ressources, etc.</text:p>
      <text:p text:style-name="P1"><text:tab/>Conseils:</text:p>
      <text:p text:style-name="P1"><text:tab/><text:tab/>Présentation générale de l’outil</text:p>
      <text:p text:style-name="P1"><text:tab/><text:tab/>Analyse des fonctionnalités de l’outil</text:p>
      <text:p text:style-name="P1"><text:tab/><text:tab/>Montrer l’intérêt de l’outil</text:p>
      <text:p text:style-name="P1"><text:tab/><text:tab/>Comparer l’outil avec l’existant</text:p>
      <text:p text:style-name="P1"/>
      <text:p text:style-name="P1"><text:span text:style-name="T2">Expérimentation:</text:span></text:p>
      <text:p text:style-name="P1"><text:tab/>Objectifs</text:p>
      <text:p text:style-name="P1"><text:tab/><text:tab/>Prouver la faisabilité de l'approche</text:p>
      <text:p text:style-name="P1"><text:tab/><text:tab/>Valider certains choix dans l’approche</text:p>
      <text:p text:style-name="P1"><text:tab/><text:tab/>Configurer l’approche</text:p>
      <text:p text:style-name="P1"><text:tab/><text:tab/>Tester l’approche dans des conditions extrêmes</text:p>
      <text:p text:style-name="P1"><text:tab/><text:tab/>Comparer l’approche par rapport à l’existant</text:p>
      <text:p text:style-name="P1"><text:tab/>Etapes</text:p>
      <text:p text:style-name="P1"><text:soft-page-break/><text:tab/><text:tab/>Établir un plan d’expérimentation</text:p>
      <text:p text:style-name="P1"><text:tab/><text:tab/>Préparer un jeux de données</text:p>
      <text:p text:style-name="P1"><text:tab/><text:tab/>Préparer des scénarii</text:p>
      <text:p text:style-name="P1"><text:tab/><text:tab/>Dérouler les scénarii</text:p>
      <text:p text:style-name="P1"><text:tab/>Conseils:</text:p>
      <text:p text:style-name="P1"><text:tab/><text:tab/>Utiliser des benchmarks de préférence</text:p>
      <text:p text:style-name="P1"><text:tab/><text:tab/>Montrer par rapport à la problématique les situations où l’approche est intéressante et là où elle ne l’est pas</text:p>
      <text:p text:style-name="P1"><text:tab/><text:tab/>Présenter les résultats sous forme de graphes</text:p>
      <text:p text:style-name="P1"><text:tab/><text:tab/>Bien expliquer et analyser les résultats</text:p>
      <text:p text:style-name="P1"/>
      <text:p text:style-name="P1"><text:span text:style-name="T2">Analyse des résultats: </text:span></text:p>
      <text:p text:style-name="P1"><text:tab/>Présentation des résultats sous forme adéquate </text:p>
      <text:p text:style-name="P1"><text:tab/><text:tab/>Graphiques, tableaux, etc.</text:p>
      <text:p text:style-name="P1"><text:tab/>Analyse des résultats</text:p>
      <text:p text:style-name="P1"><text:tab/><text:tab/>Les tendances, les cas extrêmes, les cas favorables, les cas défavorables, etc.</text:p>
      <text:p text:style-name="P1"><text:tab/>Interprétation des résultats</text:p>
      <text:p text:style-name="P1"><text:tab/>Comparaison avec les résultats d'autres études</text:p>
      <text:p text:style-name="P1"><text:tab/><text:tab/>Par rapport aux hypothèses considérées</text:p>
      <text:p text:style-name="P1"><text:tab/><text:tab/>Par rapports aux critiques effectuées dans le chapitre état de l’art</text:p>
      <text:p text:style-name="P1"><text:tab/><text:tab/><text:tab/>le lecteur doit avoir compris l’intérêt des résultats obtenus de votre travail.</text:p>
      <text:p text:style-name="P1"/>
      <text:p text:style-name="P1"><text:span text:style-name="T2">Conclusion / Discussion / Recommandation</text:span></text:p>
      <text:p text:style-name="P1"><text:tab/>Rappel de l’objet du travail</text:p>
      <text:p text:style-name="P1"><text:tab/>Rappel des objectifs assignés au début</text:p>
      <text:p text:style-name="P1"><text:tab/>Synthèse de ce qui a été réalisé</text:p>
      <text:p text:style-name="P1"><text:tab/>Synthèse de ce qui n’a pas été réalisé</text:p>
      <text:p text:style-name="P1"><text:tab/>Perspectives du travail</text:p>
      <text:p text:style-name="P1"><text:tab/><text:tab/>Améliorations</text:p>
      <text:p text:style-name="P1"><text:tab/><text:tab/>Extensions</text:p>
      <text:p text:style-name="P1"><text:tab/><text:tab/>Ouvertures</text:p>
      <text:p text:style-name="P1"><text:tab/>Il ne faut pas s’arrêter</text:p>
      <text:p text:style-name="P1"><text:tab/><text:tab/>Effectuer une autocritique</text:p>
      <text:p text:style-name="P1"><text:tab/><text:tab/>Identifier les aspects qui nécessitent une amélioration</text:p>
      <text:p text:style-name="P1"><text:tab/><text:tab/>Identifier les éventuelles améliorations du travail</text:p>
      <text:p text:style-name="P1"><text:tab/><text:tab/><text:tab/>Nouvelles hypothèses</text:p>
      <text:p text:style-name="P1"><text:tab/><text:tab/><text:tab/>Nouveau environnement</text:p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2">Annexes:</text:span></text:p>
      <text:p text:style-name="P1"><text:tab/>Contenu:</text:p>
      <text:p text:style-name="P1"><text:tab/><text:tab/>le code, les copies d’écran ou autres documents techniques</text:p>
      <text:p text:style-name="P1"><text:tab/><text:tab/>la liste des acronymes utilisés</text:p>
      <text:p text:style-name="P1"><text:tab/><text:tab/>Documents longs</text:p>
      <text:p text:style-name="P1"><text:tab/><text:tab/><text:span text:style-name="T10">D</text:span>ocuments supports, tableaux, graphiques, logiciel, etc…</text:p>
      <text:p text:style-name="P1"><text:tab/><text:span text:style-name="T10">Conseils:</text:span></text:p>
      <text:p text:style-name="P1"><text:tab/><text:tab/>L’annexe doit être référencé dans le texte</text:p>
      <text:p text:style-name="P1"/>
      <text:p text:style-name="P1"><text:soft-page-break/></text:p>
      <text:p text:style-name="P1"><text:span text:style-name="T2">Références (Bibliographie)</text:span></text:p>
      <text:p text:style-name="P6"><text:tab/>Tous les travaux cités dans le mémoire doivent comporter une référence dans la bibliographie</text:p>
      <text:p text:style-name="P1"><text:tab/>Tous les travaux cités en bibliographie doivent être mentionnés dans le corps du mémoir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ls se déduisent aisément de ce qui précède !!! De plus :</text:p>
      <text:p text:style-name="P1">- La description du travail réalisé doit (normalement) démontrer que les objectifs du stage ont été atteints, voire dépassés. Si ce n’est pas le cas, il faudra en donner les raisons, c’est-à-dire analyser les causes de l’échec partiel (dans la conclusion).</text:p>
      <text:p text:style-name="P1">- N’hésitez pas à vous mettre en avant, et à utiliser le pronom « Je » pour une contribution</text:p>
      <text:p text:style-name="P1">personnelle, « Nous » pour une contribution de l’équipe.</text:p>
      <text:p text:style-name="P1">- L’emploi du « On » et des formes passives</text:p>
      <text:p text:style-name="P1">- Les « copier/coller » de toutes sortes...</text:p>
      <text:p text:style-name="P1"/>
      <text:p text:style-name="P1">Evaluation:</text:p>
      <text:p text:style-name="P1">Les points suivants seront évalués (liste non exhaustive) :</text:p>
      <text:p text:style-name="P1">- le respect de la date et de l’heure limites de remise du document,</text:p>
      <text:p text:style-name="P1">- la présentation du document,</text:p>
      <text:p text:style-name="P1">- la lisibilité du document (style, orthographe et grammaire),</text:p>
      <text:p text:style-name="P1">- la structuration,</text:p>
      <text:p text:style-name="P1">- la qualité de la synthèse,</text:p>
      <text:p text:style-name="P1">- la description de l’entreprise,</text:p>
      <text:p text:style-name="P1">- la clarté de la description du sujet et de son contexte,</text:p>
      <text:p text:style-name="P1">- la clarté de la description du travail réalisé,</text:p>
      <text:p text:style-name="P1">- la qualité des schémas et graphiques,</text:p>
      <text:p text:style-name="P1">- la pertinence des références bibliographiques et annexes,</text:p>
      <text:p text:style-name="P1">- etc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198in" fo:margin-right="0.195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20:57:05.694481141</meta:creation-date>
    <dc:date>2018-01-19T00:18:13.105142072</dc:date>
    <meta:editing-duration>PT2H24M50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9" meta:paragraph-count="296" meta:word-count="1772" meta:character-count="12121" meta:non-whitespace-character-count="9973"/>
  </office:meta>
</office:document-meta>
</file>